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d9a73" officeooo:paragraph-rsid="001d9a73"/>
    </style:style>
    <style:style style:name="P2" style:family="paragraph" style:parent-style-name="Standard">
      <style:text-properties officeooo:rsid="001d9a73" officeooo:paragraph-rsid="00202f15"/>
    </style:style>
    <style:style style:name="P3" style:family="paragraph" style:parent-style-name="Standard">
      <style:text-properties officeooo:rsid="001d9a73" officeooo:paragraph-rsid="00208095"/>
    </style:style>
    <style:style style:name="P4" style:family="paragraph" style:parent-style-name="Standard" style:list-style-name="L1">
      <style:text-properties officeooo:rsid="00208095" officeooo:paragraph-rsid="00208095"/>
    </style:style>
    <style:style style:name="P5" style:family="paragraph" style:parent-style-name="Standard">
      <style:text-properties officeooo:rsid="00208095" officeooo:paragraph-rsid="00208095"/>
    </style:style>
    <style:style style:name="T1" style:family="text">
      <style:text-properties officeooo:rsid="001f5a1a"/>
    </style:style>
    <style:style style:name="T2" style:family="text">
      <style:text-properties officeooo:rsid="00208095"/>
    </style:style>
    <style:style style:name="T3" style:family="text">
      <style:text-properties fo:color="#ce181e"/>
    </style:style>
    <style:style style:name="T4" style:family="text">
      <style:text-properties fo:color="#ce181e" officeooo:rsid="0020809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stomer Statement of Requirements</text:p>
      <text:p text:style-name="P1"/>
      <text:p text:style-name="P1"><text:tab/><text:span text:style-name="T1">a) Problem Statement</text:span></text:p>
      <text:p text:style-name="P1"><text:tab/><text:span text:style-name="T1">In today’s age, customers are quite familiar with trending technologies that are rapidly changing everyday life. Cellphones, TV, cars, etc, are some of technologies that are direct product of customers needs. The primary ‘need’ that is driving force behind the technologies is convenience. <text:s/></text:span></text:p>
      <text:p text:style-name="P2"><text:tab/><text:span text:style-name="T1">When we think about the traditional brick and mortar stores, we imagine stores like Walmart, Costco, Superstore, etc. In age where vast amount of goods can be purchased online, and delivered to their doors, how do these brick and mortars stores stay relevant? In past, brick and mortar stores were primary, if not the only, source of goods and items that customers require to run their daily lives. As time passed, brick and mortar stores and their customers evolved. Devices like scanners are used to either enter product in store’s inventory system. Store’s inventory system can be connected to database for entire company. This allows store to share knowledge of product and which store carries certain goods and items. Customers, on other hands, have become more complex, both by virtue of new devices they are accustomed to and knowledge of competitive online stores who poss direct threat to traditional brick and mortar stores. One major draw back of current B&amp;M stores is how they handle customers in mass. These stores rely on human cashiers who process customer’s transaction who typically can take various forms of payments, including cash. </text:span></text:p>
      <text:p text:style-name="P2"><text:tab/><text:span text:style-name="T2">B&amp;M stores now need to able to process customers who wish to use credit or debit cards, gift cards, (</text:span><text:span text:style-name="T4">INCOMPLETE</text:span><text:span text:style-name="T2">)</text:span></text:p>
      <text:p text:style-name="P2"><text:tab/><text:span text:style-name="T2">Assumptions:</text:span></text:p>
      <text:list xml:id="list2571219398" text:style-name="L1">
        <text:list-item>
          <text:p text:style-name="P4">User has some form of payment method </text:p>
        </text:list-item>
        <text:list-item>
          <text:p text:style-name="P4">User has knowledge of basic function of device</text:p>
          <text:p text:style-name="P4">(<text:span text:style-name="T3">LIST INCOMPLETE</text:span>)</text:p>
        </text:list-item>
      </text:list>
      <text:p text:style-name="P3"/>
      <text:p text:style-name="P5">Device Op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3:41:51.599582621</meta:creation-date>
    <dc:date>2018-11-08T14:51:59.210435896</dc:date>
    <meta:editing-duration>PT34M56S</meta:editing-duration>
    <meta:editing-cycles>2</meta:editing-cycles>
    <meta:generator>LibreOffice/6.1.0.3$Linux_X86_64 LibreOffice_project/10$Build-3</meta:generator>
    <meta:document-statistic meta:table-count="0" meta:image-count="0" meta:object-count="0" meta:page-count="1" meta:paragraph-count="10" meta:word-count="280" meta:character-count="1747" meta:non-whitespace-character-count="1470"/>
  </office:meta>
</office:document-meta>
</file>